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6.6931in" style:rel-width="100%" fo:margin-left="0in" fo:margin-top="0in" fo:margin-bottom="0in" table:align="left" fo:background-color="transparent" style:writing-mode="lr-tb">
        <style:background-image/>
      </style:table-properties>
    </style:style>
    <style:style style:name="Таблица1.A" style:family="table-column">
      <style:table-column-properties style:column-width="0.8361in" style:rel-column-width="1204*"/>
    </style:style>
    <style:style style:name="Таблица1.B" style:family="table-column">
      <style:table-column-properties style:column-width="0.8368in" style:rel-column-width="1205*"/>
    </style:style>
    <style:style style:name="Таблица1.1" style:family="table-row">
      <style:table-row-properties style:min-row-height="0.6903in" fo:background-color="transparent" fo:keep-together="auto">
        <style:background-image/>
      </style:table-row-properties>
    </style:style>
    <style:style style:name="Таблица1.A1" style:family="table-cell">
      <style:table-cell-properties style:vertical-align="middle" fo:background-color="#ffffff" fo:padding-left="0.075in" fo:padding-right="0.075in" fo:padding-top="0in" fo:padding-bottom="0in" fo:border="1pt solid #dedce6">
        <style:background-image/>
      </style:table-cell-properties>
    </style:style>
    <style:style style:name="Таблица1.C1" style:family="table-cell">
      <style:table-cell-properties style:vertical-align="middle" fo:background-color="#ffffff" fo:padding-left="0.075in" fo:padding-right="0.075in" fo:padding-top="0in" fo:padding-bottom="0in" fo:border-left="none" fo:border-right="none" fo:border-top="1pt solid #dedce6" fo:border-bottom="1pt solid #dedce6">
        <style:background-image/>
      </style:table-cell-properties>
    </style:style>
    <style:style style:name="Таблица1.C2" style:family="table-cell">
      <style:table-cell-properties style:vertical-align="middle" fo:background-color="#ffffff" fo:padding-left="0.075in" fo:padding-right="0.075in" fo:padding-top="0in" fo:padding-bottom="0in" fo:border-left="none" fo:border-right="1pt solid #dedce6" fo:border-top="none" fo:border-bottom="1pt solid #dedce6">
        <style:background-image/>
      </style:table-cell-properties>
    </style:style>
    <style:style style:name="Таблица1.A3" style:family="table-cell">
      <style:table-cell-properties style:vertical-align="middle" fo:background-color="#ffffff" fo:padding-left="0.075in" fo:padding-right="0.075in" fo:padding-top="0in" fo:padding-bottom="0in" fo:border-left="1pt solid #dedce6" fo:border-right="1pt solid #dedce6" fo:border-top="none" fo:border-bottom="1pt solid #dedce6">
        <style:background-image/>
      </style:table-cell-properties>
    </style:style>
    <style:style style:name="Таблица1.F3" style:family="table-cell">
      <style:table-cell-properties style:vertical-align="middle" fo:background-color="#ffffff" fo:padding-left="0.075in" fo:padding-right="0.075in" fo:padding-top="0in" fo:padding-bottom="0in" fo:border="0.5pt solid #dedce6">
        <style:background-image/>
      </style:table-cell-properties>
    </style:style>
    <style:style style:name="Таблица1.F4" style:family="table-cell">
      <style:table-cell-properties style:vertical-align="middle" fo:background-color="#ffffff" fo:padding-left="0.075in" fo:padding-right="0.075in" fo:padding-top="0in" fo:padding-bottom="0in" fo:border-left="none" fo:border-right="1pt solid #dedce6" fo:border-top="1pt solid #dedce6" fo:border-bottom="1pt solid #dedce6">
        <style:background-image/>
      </style:table-cell-properties>
    </style:style>
    <style:style style:name="P1" style:family="paragraph" style:parent-style-name="Standard">
      <style:text-properties style:font-name="Times New Roman" fo:font-size="14pt" officeooo:rsid="000cc6c3" officeooo:paragraph-rsid="000cc6c3" style:font-size-asian="14pt" style:font-size-complex="14pt"/>
    </style:style>
    <style:style style:name="P2" style:family="paragraph" style:parent-style-name="Standard">
      <loext:graphic-properties draw:fill="solid" draw:fill-color="#24292e"/>
      <style:paragraph-properties fo:background-color="#24292e" fo:padding="0in" fo:border="none" style:shadow="none"/>
      <style:text-properties style:font-name="Times New Roman" fo:font-size="14pt" officeooo:rsid="000cc6c3" officeooo:paragraph-rsid="000cc6c3" style:font-size-asian="14pt" style:font-size-complex="14pt"/>
    </style:style>
    <style:style style:name="P3" style:family="paragraph" style:parent-style-name="Standard">
      <style:text-properties style:font-name="Times New Roman" fo:font-size="14pt" officeooo:rsid="000cc6c3" officeooo:paragraph-rsid="00106a46" style:font-size-asian="14pt" style:font-size-complex="14pt"/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000000" loext:opacity="100%" style:font-name="Calibri" fo:font-size="11pt" officeooo:paragraph-rsid="00106a46" style:font-name-asian="Times New Roman1" style:font-size-asian="11pt" style:language-asian="ru" style:country-asian="RU" style:font-name-complex="Calibri1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000000" loext:opacity="100%" style:font-name="Calibri" fo:font-size="11pt" officeooo:paragraph-rsid="00142222" style:font-name-asian="Times New Roman1" style:font-size-asian="11pt" style:language-asian="ru" style:country-asian="RU" style:font-name-complex="Calibri1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000000" loext:opacity="100%" style:font-name="Calibri" fo:font-size="11pt" officeooo:rsid="00172275" officeooo:paragraph-rsid="00106a46" style:font-name-asian="Times New Roman1" style:font-size-asian="11pt" style:language-asian="ru" style:country-asian="RU" style:font-name-complex="Calibri1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000000" loext:opacity="100%" style:font-name="Calibri" fo:font-size="11pt" officeooo:rsid="00172275" officeooo:paragraph-rsid="001e91fe" style:font-name-asian="Times New Roman1" style:font-size-asian="11pt" style:language-asian="ru" style:country-asian="RU" style:font-name-complex="Calibri1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000000" loext:opacity="100%" style:font-name="Calibri" fo:font-size="11pt" officeooo:rsid="0026f9d4" officeooo:paragraph-rsid="0026f9d4" style:font-name-asian="Times New Roman1" style:font-size-asian="11pt" style:language-asian="ru" style:country-asian="RU" style:font-name-complex="Calibri1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officeooo:paragraph-rsid="00106a46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officeooo:rsid="0018019c" officeooo:paragraph-rsid="00106a46"/>
    </style:style>
    <style:style style:name="P11" style:family="paragraph" style:parent-style-name="Standard">
      <style:text-properties officeooo:paragraph-rsid="00106a46"/>
    </style:style>
    <style:style style:name="P12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font-variant="normal" fo:text-transform="none" style:font-name="Arial" fo:font-size="10pt" fo:font-style="normal" officeooo:paragraph-rsid="00106a46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font-variant="normal" fo:text-transform="none" fo:color="#000000" loext:opacity="100%" style:font-name="Arial" fo:font-size="10pt" fo:font-style="normal" officeooo:rsid="001edcb1" officeooo:paragraph-rsid="00106a46" style:font-name-asian="Times New Roman1" style:font-size-asian="11pt" style:language-asian="ru" style:country-asian="RU" style:font-name-complex="Calibri1"/>
    </style:style>
    <style:style style:name="P14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font-variant="normal" fo:text-transform="none" fo:color="#000000" loext:opacity="100%" style:font-name="Arial" fo:font-size="11pt" fo:font-style="normal" officeooo:rsid="001a09e3" officeooo:paragraph-rsid="00106a46" style:font-name-asian="Times New Roman1" style:font-size-asian="11pt" style:language-asian="ru" style:country-asian="RU" style:font-name-complex="Calibri1" style:font-size-complex="11pt"/>
    </style:style>
    <style:style style:name="T1" style:family="text">
      <style:text-properties fo:color="#000000" loext:opacity="100%" style:font-name="Calibri" fo:font-size="11pt" style:font-name-asian="Times New Roman1" style:font-size-asian="11pt" style:language-asian="ru" style:country-asian="RU" style:font-name-complex="Calibri1"/>
    </style:style>
    <style:style style:name="T2" style:family="text">
      <style:text-properties fo:color="#000000" loext:opacity="100%" style:font-name="Calibri" fo:font-size="11pt" officeooo:rsid="001fed4b" style:font-name-asian="Times New Roman1" style:font-size-asian="11pt" style:language-asian="ru" style:country-asian="RU" style:font-name-complex="Calibri1"/>
    </style:style>
    <style:style style:name="T3" style:family="text">
      <style:text-properties fo:color="#000000" loext:opacity="100%" style:font-name="Calibri" fo:font-size="11pt" officeooo:rsid="00138451" style:font-name-asian="Times New Roman1" style:font-size-asian="11pt" style:language-asian="ru" style:country-asian="RU" style:font-name-complex="Calibri1"/>
    </style:style>
    <style:style style:name="T4" style:family="text">
      <style:text-properties fo:color="#000000" loext:opacity="100%" style:font-name="Calibri" fo:font-size="11pt" officeooo:rsid="001501f5" style:font-name-asian="Times New Roman1" style:font-size-asian="11pt" style:language-asian="ru" style:country-asian="RU" style:font-name-complex="Calibri1"/>
    </style:style>
    <style:style style:name="T5" style:family="text">
      <style:text-properties fo:color="#000000" loext:opacity="100%" style:font-name="Calibri" fo:font-size="11pt" officeooo:rsid="0018a630" style:font-name-asian="Times New Roman1" style:font-size-asian="11pt" style:language-asian="ru" style:country-asian="RU" style:font-name-complex="Calibri1"/>
    </style:style>
    <style:style style:name="T6" style:family="text">
      <style:text-properties fo:color="#000000" loext:opacity="100%" style:font-name="Calibri" fo:font-size="11pt" officeooo:rsid="001a09e3" style:font-name-asian="Times New Roman1" style:font-size-asian="11pt" style:language-asian="ru" style:country-asian="RU" style:font-name-complex="Calibri1"/>
    </style:style>
    <style:style style:name="T7" style:family="text">
      <style:text-properties fo:color="#000000" loext:opacity="100%" style:font-name="Calibri" fo:font-size="11pt" officeooo:rsid="001b5f10" style:font-name-asian="Times New Roman1" style:font-size-asian="11pt" style:language-asian="ru" style:country-asian="RU" style:font-name-complex="Calibri1"/>
    </style:style>
    <style:style style:name="T8" style:family="text">
      <style:text-properties fo:color="#000000" loext:opacity="100%" style:font-name="Calibri" fo:font-size="11pt" officeooo:rsid="001eae6f" style:font-name-asian="Times New Roman1" style:font-size-asian="11pt" style:language-asian="ru" style:country-asian="RU" style:font-name-complex="Calibri1"/>
    </style:style>
    <style:style style:name="T9" style:family="text">
      <style:text-properties fo:color="#000000" loext:opacity="100%" style:font-name="Calibri" fo:font-size="11pt" officeooo:rsid="001adfce" style:font-name-asian="Times New Roman1" style:font-size-asian="11pt" style:language-asian="ru" style:country-asian="RU" style:font-name-complex="Calibri1"/>
    </style:style>
    <style:style style:name="T10" style:family="text">
      <style:text-properties fo:color="#000000" loext:opacity="100%" style:font-name="Calibri" fo:font-size="11pt" officeooo:rsid="001d0a9a" style:font-name-asian="Times New Roman1" style:font-size-asian="11pt" style:language-asian="ru" style:country-asian="RU" style:font-name-complex="Calibri1"/>
    </style:style>
    <style:style style:name="T11" style:family="text">
      <style:text-properties fo:color="#000000" loext:opacity="100%" style:font-name="Calibri" fo:font-size="11pt" officeooo:rsid="001edcb1" style:font-name-asian="Times New Roman1" style:font-size-asian="11pt" style:language-asian="ru" style:country-asian="RU" style:font-name-complex="Calibri1"/>
    </style:style>
    <style:style style:name="T12" style:family="text">
      <style:text-properties fo:color="#000000" loext:opacity="100%" style:font-name="Calibri" fo:font-size="11pt" officeooo:rsid="001aa39e" style:font-name-asian="Times New Roman1" style:font-size-asian="11pt" style:language-asian="ru" style:country-asian="RU" style:font-name-complex="Calibri1"/>
    </style:style>
    <style:style style:name="T13" style:family="text">
      <style:text-properties fo:color="#000000" loext:opacity="100%" style:font-name="Calibri" fo:font-size="11pt" officeooo:rsid="001c7e3c" style:font-name-asian="Times New Roman1" style:font-size-asian="11pt" style:language-asian="ru" style:country-asian="RU" style:font-name-complex="Calibri1"/>
    </style:style>
    <style:style style:name="T14" style:family="text">
      <style:text-properties officeooo:rsid="00142222"/>
    </style:style>
    <style:style style:name="T15" style:family="text">
      <style:text-properties officeooo:rsid="001e91fe"/>
    </style:style>
    <style:style style:name="T16" style:family="text">
      <style:text-properties fo:color="#f97583" loext:opacity="100%" style:font-name="JetBrains Mono" fo:font-size="9pt" fo:font-style="normal" fo:font-weight="normal" style:font-size-asian="9pt" style:font-style-asian="normal" style:font-weight-asian="normal"/>
    </style:style>
    <style:style style:name="T17" style:family="text">
      <style:text-properties fo:color="#9ecbff" loext:opacity="100%" style:font-name="JetBrains Mono" fo:font-size="9pt" fo:font-style="normal" fo:font-weight="normal" style:font-size-asian="9pt" style:font-style-asian="normal" style:font-weight-asian="normal"/>
    </style:style>
    <style:style style:name="T18" style:family="text">
      <style:text-properties fo:color="#b392f0" loext:opacity="100%" style:font-name="JetBrains Mono" fo:font-size="9pt" fo:font-style="normal" fo:font-weight="bold" style:font-size-asian="9pt" style:font-style-asian="normal" style:font-weight-asian="bold"/>
    </style:style>
    <style:style style:name="T19" style:family="text">
      <style:text-properties fo:color="#b392f0" loext:opacity="100%" style:font-name="JetBrains Mono" fo:font-size="9pt" fo:font-style="normal" fo:font-weight="normal" style:font-size-asian="9pt" style:font-style-asian="normal" style:font-weight-asian="normal"/>
    </style:style>
    <style:style style:name="T20" style:family="text">
      <style:text-properties fo:color="#79b8ff" loext:opacity="100%" style:font-name="JetBrains Mono" fo:font-size="9pt" fo:font-style="normal" fo:font-weight="normal" style:font-size-asian="9pt" style:font-style-asian="normal" style:font-weight-asian="normal"/>
    </style:style>
    <style:style style:name="T21" style:family="text">
      <style:text-properties fo:color="#d1d5da" loext:opacity="100%" style:font-name="JetBrains Mono" fo:font-size="9pt" fo:font-style="normal" fo:font-weight="normal" style:font-size-asian="9pt" style:font-style-asian="normal" style:font-weight-asian="normal"/>
    </style:style>
    <style:style style:name="T22" style:family="text">
      <style:text-properties fo:color="#ffab70" loext:opacity="100%" style:font-name="JetBrains Mono" fo:font-size="9pt" fo:font-style="normal" fo:font-weight="normal" style:font-size-asian="9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екст программы:</text:p>
      <text:p text:style-name="P1"/>
      <text:p text:style-name="P2"><text:span text:style-name="T16">#include </text:span><text:span text:style-name="T17">&lt;iostream&gt;</text:span><text:line-break/><text:span text:style-name="T16">#include </text:span><text:span text:style-name="T17">&lt;omp.h&gt;</text:span><text:line-break/><text:span text:style-name="T16">#include </text:span><text:span text:style-name="T17">&lt;queue&gt;</text:span><text:line-break/><text:span text:style-name="T16">#include </text:span><text:span text:style-name="T17">&lt;fstream&gt;</text:span><text:line-break/><text:line-break/><text:span text:style-name="T16">#define </text:span><text:span text:style-name="T18">vec_num </text:span><text:span text:style-name="T20">10000000</text:span><text:line-break/><text:span text:style-name="T16">#define </text:span><text:span text:style-name="T18">length </text:span><text:span text:style-name="T20">25</text:span><text:line-break/><text:span text:style-name="T16">#define </text:span><text:span text:style-name="T18">threads_number </text:span><text:span text:style-name="T20">2</text:span><text:line-break/><text:span text:style-name="T16">#define </text:span><text:span text:style-name="T18">file_vec </text:span><text:span text:style-name="T17">"in.txt"</text:span><text:line-break/><text:line-break/><text:span text:style-name="T16">void </text:span><text:span text:style-name="T19">generate_vectors_to_file</text:span><text:span text:style-name="T21">() {</text:span><text:line-break/><text:span text:style-name="T21"> <text:s text:c="3"/></text:span><text:span text:style-name="T19">std</text:span><text:span text:style-name="T16">::</text:span><text:span text:style-name="T19">ofstream </text:span><text:span text:style-name="T20">write</text:span><text:span text:style-name="T21">(</text:span><text:span text:style-name="T17">"in.txt"</text:span><text:span text:style-name="T21">);</text:span><text:line-break/><text:span text:style-name="T21"> <text:s text:c="3"/></text:span><text:span text:style-name="T16">for </text:span><text:span text:style-name="T21">(</text:span><text:span text:style-name="T16">int </text:span><text:span text:style-name="T20">i </text:span><text:span text:style-name="T16">= </text:span><text:span text:style-name="T20">0</text:span><text:span text:style-name="T21">; </text:span><text:span text:style-name="T20">i </text:span><text:span text:style-name="T16">&lt; </text:span><text:span text:style-name="T18">vec_num</text:span><text:span text:style-name="T21">; </text:span><text:span text:style-name="T16">++</text:span><text:span text:style-name="T20">i</text:span><text:span text:style-name="T21">) {</text:span><text:line-break/><text:span text:style-name="T21"> <text:s text:c="7"/></text:span><text:span text:style-name="T16">for </text:span><text:span text:style-name="T21">(</text:span><text:span text:style-name="T16">int </text:span><text:span text:style-name="T20">j </text:span><text:span text:style-name="T16">= </text:span><text:span text:style-name="T20">0</text:span><text:span text:style-name="T21">; </text:span><text:span text:style-name="T20">j </text:span><text:span text:style-name="T16">&lt; </text:span><text:span text:style-name="T18">length</text:span><text:span text:style-name="T21">; </text:span><text:span text:style-name="T16">++</text:span><text:span text:style-name="T20">j</text:span><text:span text:style-name="T21">) {</text:span><text:line-break/><text:span text:style-name="T21"> <text:s text:c="11"/></text:span><text:span text:style-name="T16">int </text:span><text:span text:style-name="T20">n </text:span><text:span text:style-name="T16">= </text:span><text:span text:style-name="T19">abs</text:span><text:span text:style-name="T21">(</text:span><text:span text:style-name="T19">rand</text:span><text:span text:style-name="T21">() </text:span><text:span text:style-name="T16">% </text:span><text:span text:style-name="T20">23</text:span><text:span text:style-name="T21">);</text:span><text:line-break/><text:span text:style-name="T21"> <text:s text:c="11"/></text:span><text:span text:style-name="T20">write </text:span><text:span text:style-name="T16">&lt;&lt; </text:span><text:span text:style-name="T20">n </text:span><text:span text:style-name="T16">&lt;&lt; </text:span><text:span text:style-name="T17">' '</text:span><text:span text:style-name="T21">;</text:span><text:line-break/><text:span text:style-name="T21"> <text:s text:c="7"/>}</text:span><text:line-break/><text:span text:style-name="T21"> <text:s text:c="7"/></text:span><text:span text:style-name="T20">write </text:span><text:span text:style-name="T16">&lt;&lt; </text:span><text:span text:style-name="T17">'\n'</text:span><text:span text:style-name="T21">;</text:span><text:line-break/><text:span text:style-name="T21"> <text:s text:c="3"/>}</text:span><text:line-break/><text:span text:style-name="T21">}</text:span><text:line-break/><text:line-break/><text:span text:style-name="T16">typedef long long </text:span><text:span text:style-name="T21">(</text:span><text:span text:style-name="T16">*</text:span><text:span text:style-name="T19">function</text:span><text:span text:style-name="T21">)();</text:span><text:line-break/><text:span text:style-name="T16">long long </text:span><text:span text:style-name="T19">parallel</text:span><text:span text:style-name="T21">() {</text:span><text:line-break/><text:span text:style-name="T21"> <text:s text:c="3"/></text:span><text:span text:style-name="T16">bool </text:span><text:span text:style-name="T20">finished </text:span><text:span text:style-name="T16">= false</text:span><text:span text:style-name="T21">;</text:span><text:line-break/><text:span text:style-name="T21"> <text:s text:c="3"/></text:span><text:span text:style-name="T19">std</text:span><text:span text:style-name="T16">::</text:span><text:span text:style-name="T19">queue</text:span><text:span text:style-name="T16">&lt;int*&gt; </text:span><text:span text:style-name="T20">queue</text:span><text:span text:style-name="T21">;</text:span><text:line-break/><text:span text:style-name="T21"> <text:s text:c="3"/></text:span><text:span text:style-name="T16">long long </text:span><text:span text:style-name="T20">mult_res </text:span><text:span text:style-name="T16">= </text:span><text:span text:style-name="T20">0</text:span><text:span text:style-name="T21">;</text:span><text:line-break/><text:span text:style-name="T21"> <text:s text:c="3"/></text:span><text:span text:style-name="T19">omp_lock_t </text:span><text:span text:style-name="T20">ompLock</text:span><text:span text:style-name="T21">;</text:span><text:line-break/><text:span text:style-name="T21"> <text:s text:c="3"/></text:span><text:span text:style-name="T19">omp_init_lock</text:span><text:span text:style-name="T21">(</text:span><text:span text:style-name="T16">&amp;</text:span><text:span text:style-name="T20">ompLock</text:span><text:span text:style-name="T21">);</text:span><text:line-break/><text:line-break/><text:span text:style-name="T16">#pragma </text:span><text:span text:style-name="T21">omp parallel</text:span><text:line-break/><text:span text:style-name="T21"> <text:s text:c="3"/>{</text:span><text:line-break/><text:span text:style-name="T16">#pragma </text:span><text:span text:style-name="T21">omp sections</text:span><text:line-break/><text:span text:style-name="T21"> <text:s text:c="7"/>{</text:span><text:line-break/><text:span text:style-name="T16">#pragma </text:span><text:span text:style-name="T21">omp section</text:span><text:line-break/><text:span text:style-name="T21"> <text:s text:c="11"/>{</text:span><text:line-break/><text:span text:style-name="T21"> <text:s text:c="15"/></text:span><text:span text:style-name="T19">std</text:span><text:span text:style-name="T16">::</text:span><text:span text:style-name="T19">ifstream </text:span><text:span text:style-name="T20">fin</text:span><text:span text:style-name="T21">(</text:span><text:span text:style-name="T18">file_vec</text:span><text:span text:style-name="T21">);</text:span><text:line-break/><text:span text:style-name="T21"> <text:s text:c="15"/></text:span><text:span text:style-name="T16">int </text:span><text:span text:style-name="T20">vec_element </text:span><text:span text:style-name="T16">= </text:span><text:span text:style-name="T20">0</text:span><text:span text:style-name="T21">;</text:span><text:line-break/><text:span text:style-name="T21"> <text:s text:c="15"/></text:span><text:span text:style-name="T16">for </text:span><text:span text:style-name="T21">(</text:span><text:span text:style-name="T16">int </text:span><text:span text:style-name="T20">i </text:span><text:span text:style-name="T16">= </text:span><text:span text:style-name="T20">0</text:span><text:span text:style-name="T21">; </text:span><text:span text:style-name="T20">i </text:span><text:span text:style-name="T16">&lt; </text:span><text:span text:style-name="T18">vec_num</text:span><text:span text:style-name="T21">; </text:span><text:span text:style-name="T20">i</text:span><text:span text:style-name="T16">++</text:span><text:span text:style-name="T21">) {</text:span><text:line-break/><text:span text:style-name="T21"> <text:s text:c="19"/></text:span><text:span text:style-name="T16">int* </text:span><text:span text:style-name="T20">pInt </text:span><text:span text:style-name="T16">= new int</text:span><text:span text:style-name="T21">[</text:span><text:span text:style-name="T18">length</text:span><text:span text:style-name="T21">];</text:span><text:line-break/><text:span text:style-name="T21"> <text:s text:c="19"/></text:span><text:span text:style-name="T16">for </text:span><text:span text:style-name="T21">(</text:span><text:span text:style-name="T16">int </text:span><text:span text:style-name="T20">j </text:span><text:span text:style-name="T16">= </text:span><text:span text:style-name="T20">0</text:span><text:span text:style-name="T21">; </text:span><text:span text:style-name="T20">j </text:span><text:span text:style-name="T16">&lt; </text:span><text:span text:style-name="T18">length</text:span><text:span text:style-name="T21">; </text:span><text:span text:style-name="T20">j</text:span><text:span text:style-name="T16">++</text:span><text:span text:style-name="T21">) {</text:span><text:line-break/><text:span text:style-name="T21"> <text:s text:c="23"/></text:span><text:span text:style-name="T20">fin </text:span><text:span text:style-name="T16">&gt;&gt; </text:span><text:span text:style-name="T20">vec_element</text:span><text:span text:style-name="T21">;</text:span><text:line-break/><text:span text:style-name="T21"> <text:s text:c="23"/></text:span><text:span text:style-name="T20">pInt</text:span><text:span text:style-name="T21">[</text:span><text:span text:style-name="T20">j</text:span><text:span text:style-name="T21">] </text:span><text:span text:style-name="T16">= </text:span><text:span text:style-name="T20">vec_element</text:span><text:span text:style-name="T21">;</text:span><text:line-break/><text:span text:style-name="T21"> <text:s text:c="19"/>}</text:span><text:line-break/><text:span text:style-name="T21"> <text:s text:c="19"/></text:span><text:span text:style-name="T19">omp_set_lock</text:span><text:span text:style-name="T21">(</text:span><text:span text:style-name="T16">&amp;</text:span><text:span text:style-name="T20">ompLock</text:span><text:span text:style-name="T21">);</text:span><text:line-break/><text:span text:style-name="T21"> <text:s text:c="19"/></text:span><text:span text:style-name="T20">queue</text:span><text:span text:style-name="T21">.</text:span><text:span text:style-name="T19">push</text:span><text:span text:style-name="T21">(</text:span><text:span text:style-name="T20">pInt</text:span><text:span text:style-name="T21">);</text:span><text:line-break/><text:span text:style-name="T21"> <text:s text:c="19"/></text:span><text:span text:style-name="T19">omp_unset_lock</text:span><text:span text:style-name="T21">(</text:span><text:span text:style-name="T16">&amp;</text:span><text:span text:style-name="T20">ompLock</text:span><text:span text:style-name="T21">);</text:span><text:line-break/><text:span text:style-name="T21"> <text:s text:c="15"/>}</text:span><text:line-break/><text:span text:style-name="T21"> <text:s text:c="15"/></text:span><text:span text:style-name="T19">omp_set_lock</text:span><text:span text:style-name="T21">(</text:span><text:span text:style-name="T16">&amp;</text:span><text:span text:style-name="T20">ompLock</text:span><text:span text:style-name="T21">);</text:span><text:line-break/><text:span text:style-name="T21"> <text:s text:c="15"/></text:span><text:span text:style-name="T20">finished </text:span><text:span text:style-name="T16">= true</text:span><text:span text:style-name="T21">;</text:span><text:line-break/><text:span text:style-name="T21"> <text:s text:c="15"/></text:span><text:span text:style-name="T19">omp_unset_lock</text:span><text:span text:style-name="T21">(</text:span><text:span text:style-name="T16">&amp;</text:span><text:span text:style-name="T20">ompLock</text:span><text:span text:style-name="T21">);</text:span><text:line-break/><text:span text:style-name="T21"> <text:s text:c="15"/></text:span><text:span text:style-name="T20">fin</text:span><text:span text:style-name="T21">.</text:span><text:span text:style-name="T19">close</text:span><text:span text:style-name="T21">();</text:span><text:line-break/><text:span text:style-name="T21"> <text:s text:c="11"/>}</text:span><text:line-break/><text:span text:style-name="T16">#pragma </text:span><text:span text:style-name="T21">omp section</text:span><text:line-break/><text:span text:style-name="T21"> <text:s text:c="11"/>{</text:span><text:line-break/><text:span text:style-name="T21"> <text:s text:c="15"/></text:span><text:span text:style-name="T16">int* </text:span><text:span text:style-name="T20">first</text:span><text:span text:style-name="T21">;</text:span><text:line-break/><text:span text:style-name="T21"> <text:s text:c="15"/></text:span><text:span text:style-name="T16">int* </text:span><text:span text:style-name="T20">second</text:span><text:span text:style-name="T21">;</text:span><text:line-break/><text:span text:style-name="T21"> <text:s text:c="15"/></text:span><text:span text:style-name="T16">while </text:span><text:span text:style-name="T21">(</text:span><text:span text:style-name="T16">true</text:span><text:span text:style-name="T21">) {</text:span><text:line-break/><text:span text:style-name="T21"> <text:s text:c="19"/></text:span><text:span text:style-name="T19">omp_set_lock</text:span><text:span text:style-name="T21">(</text:span><text:span text:style-name="T16">&amp;</text:span><text:span text:style-name="T20">ompLock</text:span><text:span text:style-name="T21">);</text:span><text:line-break/><text:span text:style-name="T21"> <text:s text:c="19"/></text:span><text:span text:style-name="T16">if </text:span><text:span text:style-name="T21">(</text:span><text:span text:style-name="T20">queue</text:span><text:span text:style-name="T21">.</text:span><text:span text:style-name="T19">empty</text:span><text:span text:style-name="T21">() </text:span><text:span text:style-name="T16">&amp;&amp; </text:span><text:span text:style-name="T20">finished</text:span><text:span text:style-name="T21">) {</text:span><text:line-break/><text:span text:style-name="T21"> <text:s text:c="23"/></text:span><text:span text:style-name="T19">omp_unset_lock</text:span><text:span text:style-name="T21">(</text:span><text:span text:style-name="T16">&amp;</text:span><text:span text:style-name="T20">ompLock</text:span><text:span text:style-name="T21">);</text:span><text:line-break/><text:span text:style-name="T21"> <text:s text:c="23"/></text:span><text:span text:style-name="T16">break</text:span><text:span text:style-name="T21">;</text:span><text:line-break/><text:span text:style-name="T21"> <text:s text:c="19"/>}</text:span><text:line-break/><text:span text:style-name="T21"> <text:s text:c="19"/></text:span><text:span text:style-name="T19">omp_unset_lock</text:span><text:span text:style-name="T21">(</text:span><text:span text:style-name="T16">&amp;</text:span><text:span text:style-name="T20">ompLock</text:span><text:span text:style-name="T21">);</text:span><text:line-break/><text:span text:style-name="T21"> <text:s text:c="19"/></text:span><text:span text:style-name="T16">while </text:span><text:span text:style-name="T21">(</text:span><text:span text:style-name="T20">queue</text:span><text:span text:style-name="T21">.</text:span><text:span text:style-name="T19">size</text:span><text:span text:style-name="T21">() </text:span><text:span text:style-name="T16">&lt; </text:span><text:span text:style-name="T20">2</text:span><text:span text:style-name="T21">) {}</text:span><text:line-break/><text:soft-page-break/><text:span text:style-name="T21"> <text:s text:c="19"/></text:span><text:span text:style-name="T19">omp_set_lock</text:span><text:span text:style-name="T21">(</text:span><text:span text:style-name="T16">&amp;</text:span><text:span text:style-name="T20">ompLock</text:span><text:span text:style-name="T21">);</text:span><text:line-break/><text:span text:style-name="T21"> <text:s text:c="19"/></text:span><text:span text:style-name="T20">first </text:span><text:span text:style-name="T16">= </text:span><text:span text:style-name="T20">queue</text:span><text:span text:style-name="T21">.</text:span><text:span text:style-name="T19">front</text:span><text:span text:style-name="T21">();</text:span><text:line-break/><text:span text:style-name="T21"> <text:s text:c="19"/></text:span><text:span text:style-name="T20">queue</text:span><text:span text:style-name="T21">.</text:span><text:span text:style-name="T19">pop</text:span><text:span text:style-name="T21">();</text:span><text:line-break/><text:span text:style-name="T21"> <text:s text:c="19"/></text:span><text:span text:style-name="T20">second </text:span><text:span text:style-name="T16">= </text:span><text:span text:style-name="T20">queue</text:span><text:span text:style-name="T21">.</text:span><text:span text:style-name="T19">front</text:span><text:span text:style-name="T21">();</text:span><text:line-break/><text:span text:style-name="T21"> <text:s text:c="19"/></text:span><text:span text:style-name="T20">queue</text:span><text:span text:style-name="T21">.</text:span><text:span text:style-name="T19">pop</text:span><text:span text:style-name="T21">();</text:span><text:line-break/><text:span text:style-name="T21"> <text:s text:c="19"/></text:span><text:span text:style-name="T19">omp_unset_lock</text:span><text:span text:style-name="T21">(</text:span><text:span text:style-name="T16">&amp;</text:span><text:span text:style-name="T20">ompLock</text:span><text:span text:style-name="T21">);</text:span><text:line-break/><text:span text:style-name="T21"> <text:s text:c="19"/></text:span><text:span text:style-name="T16">long long </text:span><text:span text:style-name="T20">tmp </text:span><text:span text:style-name="T16">= </text:span><text:span text:style-name="T20">0</text:span><text:span text:style-name="T21">;</text:span><text:line-break/><text:span text:style-name="T21"> <text:s text:c="19"/></text:span><text:span text:style-name="T16">for </text:span><text:span text:style-name="T21">(</text:span><text:span text:style-name="T16">int </text:span><text:span text:style-name="T20">j </text:span><text:span text:style-name="T16">= </text:span><text:span text:style-name="T20">0</text:span><text:span text:style-name="T21">; </text:span><text:span text:style-name="T20">j </text:span><text:span text:style-name="T16">&lt; </text:span><text:span text:style-name="T18">length</text:span><text:span text:style-name="T21">; </text:span><text:span text:style-name="T20">j</text:span><text:span text:style-name="T16">++</text:span><text:span text:style-name="T21">) {</text:span><text:line-break/><text:span text:style-name="T21"> <text:s text:c="23"/></text:span><text:span text:style-name="T20">tmp </text:span><text:span text:style-name="T16">+= </text:span><text:span text:style-name="T20">first</text:span><text:span text:style-name="T21">[</text:span><text:span text:style-name="T20">j</text:span><text:span text:style-name="T21">] </text:span><text:span text:style-name="T16">* </text:span><text:span text:style-name="T20">second</text:span><text:span text:style-name="T21">[</text:span><text:span text:style-name="T20">j</text:span><text:span text:style-name="T21">];</text:span><text:line-break/><text:span text:style-name="T21"> <text:s text:c="19"/>}</text:span><text:line-break/><text:span text:style-name="T21"> <text:s text:c="19"/></text:span><text:span text:style-name="T20">mult_res </text:span><text:span text:style-name="T16">+= </text:span><text:span text:style-name="T20">tmp</text:span><text:span text:style-name="T21">;</text:span><text:line-break/><text:span text:style-name="T21"> <text:s text:c="19"/></text:span><text:span text:style-name="T16">delete</text:span><text:span text:style-name="T21">[] </text:span><text:span text:style-name="T20">first</text:span><text:span text:style-name="T21">;</text:span><text:line-break/><text:span text:style-name="T21"> <text:s text:c="19"/></text:span><text:span text:style-name="T16">delete</text:span><text:span text:style-name="T21">[] </text:span><text:span text:style-name="T20">second</text:span><text:span text:style-name="T21">;</text:span><text:line-break/><text:span text:style-name="T21"> <text:s text:c="15"/>}</text:span><text:line-break/><text:span text:style-name="T21"> <text:s text:c="11"/>}</text:span><text:line-break/><text:span text:style-name="T21"> <text:s text:c="7"/>}</text:span><text:line-break/><text:span text:style-name="T21"> <text:s text:c="3"/>}</text:span><text:line-break/><text:span text:style-name="T21"> <text:s text:c="3"/></text:span><text:span text:style-name="T19">omp_destroy_lock</text:span><text:span text:style-name="T21">(</text:span><text:span text:style-name="T16">&amp;</text:span><text:span text:style-name="T20">ompLock</text:span><text:span text:style-name="T21">);</text:span><text:line-break/><text:span text:style-name="T21"> <text:s text:c="3"/></text:span><text:span text:style-name="T16">return </text:span><text:span text:style-name="T20">mult_res</text:span><text:span text:style-name="T21">;</text:span><text:line-break/><text:span text:style-name="T21">}</text:span><text:line-break/><text:line-break/><text:line-break/><text:span text:style-name="T16">long long </text:span><text:span text:style-name="T19">scalar_mult</text:span><text:span text:style-name="T21">() {</text:span><text:line-break/><text:span text:style-name="T21"> <text:s text:c="3"/></text:span><text:span text:style-name="T19">std</text:span><text:span text:style-name="T16">::</text:span><text:span text:style-name="T19">ifstream </text:span><text:span text:style-name="T20">fin</text:span><text:span text:style-name="T21">(</text:span><text:span text:style-name="T18">file_vec</text:span><text:span text:style-name="T21">);</text:span><text:line-break/><text:span text:style-name="T21"> <text:s text:c="3"/></text:span><text:span text:style-name="T19">std</text:span><text:span text:style-name="T16">::</text:span><text:span text:style-name="T19">queue</text:span><text:span text:style-name="T16">&lt;int*&gt; </text:span><text:span text:style-name="T20">queue</text:span><text:span text:style-name="T21">;</text:span><text:line-break/><text:span text:style-name="T21"> <text:s text:c="3"/></text:span><text:span text:style-name="T16">int </text:span><text:span text:style-name="T20">num </text:span><text:span text:style-name="T16">= </text:span><text:span text:style-name="T20">0</text:span><text:span text:style-name="T21">;</text:span><text:line-break/><text:span text:style-name="T21"> <text:s text:c="3"/></text:span><text:span text:style-name="T16">for </text:span><text:span text:style-name="T21">(</text:span><text:span text:style-name="T16">int </text:span><text:span text:style-name="T20">i </text:span><text:span text:style-name="T16">= </text:span><text:span text:style-name="T20">0</text:span><text:span text:style-name="T21">; </text:span><text:span text:style-name="T20">i </text:span><text:span text:style-name="T16">&lt; </text:span><text:span text:style-name="T18">vec_num</text:span><text:span text:style-name="T21">; </text:span><text:span text:style-name="T20">i</text:span><text:span text:style-name="T16">++</text:span><text:span text:style-name="T21">) {</text:span><text:line-break/><text:span text:style-name="T21"> <text:s text:c="7"/></text:span><text:span text:style-name="T16">int *</text:span><text:span text:style-name="T20">pInt </text:span><text:span text:style-name="T16">= new int</text:span><text:span text:style-name="T21">[</text:span><text:span text:style-name="T18">length</text:span><text:span text:style-name="T21">];</text:span><text:line-break/><text:span text:style-name="T21"> <text:s text:c="7"/></text:span><text:span text:style-name="T16">for </text:span><text:span text:style-name="T21">(</text:span><text:span text:style-name="T16">int </text:span><text:span text:style-name="T20">j </text:span><text:span text:style-name="T16">= </text:span><text:span text:style-name="T20">0</text:span><text:span text:style-name="T21">; </text:span><text:span text:style-name="T20">j </text:span><text:span text:style-name="T16">&lt; </text:span><text:span text:style-name="T18">length</text:span><text:span text:style-name="T21">; </text:span><text:span text:style-name="T20">j</text:span><text:span text:style-name="T16">++</text:span><text:span text:style-name="T21">) {</text:span><text:line-break/><text:span text:style-name="T21"> <text:s text:c="11"/></text:span><text:span text:style-name="T20">fin </text:span><text:span text:style-name="T16">&gt;&gt; </text:span><text:span text:style-name="T20">num</text:span><text:span text:style-name="T21">;</text:span><text:line-break/><text:span text:style-name="T21"> <text:s text:c="11"/></text:span><text:span text:style-name="T20">pInt</text:span><text:span text:style-name="T21">[</text:span><text:span text:style-name="T20">j</text:span><text:span text:style-name="T21">] </text:span><text:span text:style-name="T16">= </text:span><text:span text:style-name="T20">num</text:span><text:span text:style-name="T21">;</text:span><text:line-break/><text:span text:style-name="T21"> <text:s text:c="7"/>}</text:span><text:line-break/><text:span text:style-name="T21"> <text:s text:c="7"/></text:span><text:span text:style-name="T20">queue</text:span><text:span text:style-name="T21">.</text:span><text:span text:style-name="T19">push</text:span><text:span text:style-name="T21">(</text:span><text:span text:style-name="T20">pInt</text:span><text:span text:style-name="T21">);</text:span><text:line-break/><text:span text:style-name="T21"> <text:s text:c="3"/>}</text:span><text:line-break/><text:span text:style-name="T21"> <text:s text:c="3"/></text:span><text:span text:style-name="T20">fin</text:span><text:span text:style-name="T21">.</text:span><text:span text:style-name="T19">close</text:span><text:span text:style-name="T21">();</text:span><text:line-break/><text:span text:style-name="T21"> <text:s text:c="3"/></text:span><text:span text:style-name="T16">int* </text:span><text:span text:style-name="T20">first</text:span><text:span text:style-name="T21">;</text:span><text:line-break/><text:span text:style-name="T21"> <text:s text:c="3"/></text:span><text:span text:style-name="T16">int* </text:span><text:span text:style-name="T20">second</text:span><text:span text:style-name="T21">;</text:span><text:line-break/><text:span text:style-name="T21"> <text:s text:c="3"/></text:span><text:span text:style-name="T16">long long </text:span><text:span text:style-name="T20">mult_res </text:span><text:span text:style-name="T16">= </text:span><text:span text:style-name="T20">0</text:span><text:span text:style-name="T21">;</text:span><text:line-break/><text:span text:style-name="T21"> <text:s text:c="3"/></text:span><text:span text:style-name="T16">while </text:span><text:span text:style-name="T21">(</text:span><text:span text:style-name="T16">!</text:span><text:span text:style-name="T20">queue</text:span><text:span text:style-name="T21">.</text:span><text:span text:style-name="T19">empty</text:span><text:span text:style-name="T21">()) {</text:span><text:line-break/><text:span text:style-name="T21"> <text:s text:c="7"/></text:span><text:span text:style-name="T20">first </text:span><text:span text:style-name="T16">= </text:span><text:span text:style-name="T20">queue</text:span><text:span text:style-name="T21">.</text:span><text:span text:style-name="T19">front</text:span><text:span text:style-name="T21">();</text:span><text:line-break/><text:span text:style-name="T21"> <text:s text:c="7"/></text:span><text:span text:style-name="T20">queue</text:span><text:span text:style-name="T21">.</text:span><text:span text:style-name="T19">pop</text:span><text:span text:style-name="T21">();</text:span><text:line-break/><text:span text:style-name="T21"> <text:s text:c="7"/></text:span><text:span text:style-name="T20">second </text:span><text:span text:style-name="T16">= </text:span><text:span text:style-name="T20">queue</text:span><text:span text:style-name="T21">.</text:span><text:span text:style-name="T19">front</text:span><text:span text:style-name="T21">();</text:span><text:line-break/><text:span text:style-name="T21"> <text:s text:c="7"/></text:span><text:span text:style-name="T20">queue</text:span><text:span text:style-name="T21">.</text:span><text:span text:style-name="T19">pop</text:span><text:span text:style-name="T21">();</text:span><text:line-break/><text:span text:style-name="T21"> <text:s text:c="7"/></text:span><text:span text:style-name="T16">long long </text:span><text:span text:style-name="T20">tmp </text:span><text:span text:style-name="T16">= </text:span><text:span text:style-name="T20">0</text:span><text:span text:style-name="T21">;</text:span><text:line-break/><text:span text:style-name="T21"> <text:s text:c="7"/></text:span><text:span text:style-name="T16">for </text:span><text:span text:style-name="T21">(</text:span><text:span text:style-name="T16">int </text:span><text:span text:style-name="T20">j </text:span><text:span text:style-name="T16">= </text:span><text:span text:style-name="T20">0</text:span><text:span text:style-name="T21">; </text:span><text:span text:style-name="T20">j </text:span><text:span text:style-name="T16">&lt; </text:span><text:span text:style-name="T18">length</text:span><text:span text:style-name="T21">; </text:span><text:span text:style-name="T20">j</text:span><text:span text:style-name="T16">++</text:span><text:span text:style-name="T21">) {</text:span><text:line-break/><text:span text:style-name="T21"> <text:s text:c="11"/></text:span><text:span text:style-name="T20">tmp </text:span><text:span text:style-name="T16">+= </text:span><text:span text:style-name="T20">first</text:span><text:span text:style-name="T21">[</text:span><text:span text:style-name="T20">j</text:span><text:span text:style-name="T21">] </text:span><text:span text:style-name="T16">* </text:span><text:span text:style-name="T20">second</text:span><text:span text:style-name="T21">[</text:span><text:span text:style-name="T20">j</text:span><text:span text:style-name="T21">];</text:span><text:line-break/><text:span text:style-name="T21"> <text:s text:c="7"/>}</text:span><text:line-break/><text:span text:style-name="T21"> <text:s text:c="7"/></text:span><text:span text:style-name="T20">mult_res </text:span><text:span text:style-name="T16">+= </text:span><text:span text:style-name="T20">tmp</text:span><text:span text:style-name="T21">;</text:span><text:line-break/><text:span text:style-name="T21"> <text:s text:c="7"/></text:span><text:span text:style-name="T16">delete</text:span><text:span text:style-name="T21">[] </text:span><text:span text:style-name="T20">first</text:span><text:span text:style-name="T21">;</text:span><text:line-break/><text:span text:style-name="T21"> <text:s text:c="7"/></text:span><text:span text:style-name="T16">delete</text:span><text:span text:style-name="T21">[] </text:span><text:span text:style-name="T20">second</text:span><text:span text:style-name="T21">;</text:span><text:line-break/><text:span text:style-name="T21"> <text:s text:c="3"/>}</text:span><text:line-break/><text:span text:style-name="T21"> <text:s text:c="3"/></text:span><text:span text:style-name="T16">return </text:span><text:span text:style-name="T20">mult_res</text:span><text:span text:style-name="T21">;</text:span><text:line-break/><text:span text:style-name="T21">}</text:span><text:line-break/><text:line-break/><text:span text:style-name="T16">void </text:span><text:span text:style-name="T19">do_task</text:span><text:span text:style-name="T21">(</text:span><text:span text:style-name="T16">const </text:span><text:span text:style-name="T19">std</text:span><text:span text:style-name="T16">::</text:span><text:span text:style-name="T19">string </text:span><text:span text:style-name="T16">&amp;</text:span><text:span text:style-name="T22">name</text:span><text:span text:style-name="T21">, </text:span><text:span text:style-name="T19">function </text:span><text:span text:style-name="T22">func</text:span><text:span text:style-name="T21">) {</text:span><text:line-break/><text:span text:style-name="T21"> <text:s text:c="3"/></text:span><text:span text:style-name="T19">std</text:span><text:span text:style-name="T16">::</text:span><text:span text:style-name="T21">cout </text:span><text:span text:style-name="T16">&lt;&lt; </text:span><text:span text:style-name="T22">name </text:span><text:span text:style-name="T16">&lt;&lt; </text:span><text:span text:style-name="T19">std</text:span><text:span text:style-name="T16">::</text:span><text:span text:style-name="T19">endl</text:span><text:span text:style-name="T21">;</text:span><text:line-break/><text:span text:style-name="T21"> <text:s text:c="3"/></text:span><text:span text:style-name="T16">double </text:span><text:span text:style-name="T20">start</text:span><text:span text:style-name="T21">, </text:span><text:span text:style-name="T20">end</text:span><text:span text:style-name="T21">;</text:span><text:line-break/><text:span text:style-name="T21"> <text:s text:c="3"/></text:span><text:span text:style-name="T20">start </text:span><text:span text:style-name="T16">= </text:span><text:span text:style-name="T19">omp_get_wtime</text:span><text:span text:style-name="T21">();</text:span><text:line-break/><text:span text:style-name="T21"> <text:s text:c="3"/></text:span><text:span text:style-name="T16">long long </text:span><text:span text:style-name="T20">result </text:span><text:span text:style-name="T16">= </text:span><text:span text:style-name="T22">func</text:span><text:span text:style-name="T21">();</text:span><text:line-break/><text:span text:style-name="T21"> <text:s text:c="3"/></text:span><text:span text:style-name="T20">end </text:span><text:span text:style-name="T16">= </text:span><text:span text:style-name="T19">omp_get_wtime</text:span><text:span text:style-name="T21">();</text:span><text:line-break/><text:span text:style-name="T21"> <text:s text:c="3"/></text:span><text:span text:style-name="T19">std</text:span><text:span text:style-name="T16">::</text:span><text:span text:style-name="T21">cout </text:span><text:span text:style-name="T16">&lt;&lt; </text:span><text:span text:style-name="T17">"Time is " </text:span><text:span text:style-name="T16">&lt;&lt; </text:span><text:span text:style-name="T21">(</text:span><text:span text:style-name="T20">end </text:span><text:span text:style-name="T16">- </text:span><text:span text:style-name="T20">start</text:span><text:span text:style-name="T21">) </text:span><text:span text:style-name="T16">* </text:span><text:span text:style-name="T20">1000 </text:span><text:span text:style-name="T16">&lt;&lt; </text:span><text:span text:style-name="T17">" ms" </text:span><text:span text:style-name="T16">&lt;&lt; </text:span><text:span text:style-name="T19">std</text:span><text:span text:style-name="T16">::</text:span><text:span text:style-name="T19">endl</text:span><text:span text:style-name="T21">;</text:span><text:line-break/><text:span text:style-name="T21"> <text:s text:c="3"/></text:span><text:span text:style-name="T19">std</text:span><text:span text:style-name="T16">::</text:span><text:span text:style-name="T21">cout </text:span><text:span text:style-name="T16">&lt;&lt; </text:span><text:span text:style-name="T17">"Result is " </text:span><text:span text:style-name="T16">&lt;&lt; </text:span><text:span text:style-name="T20">result </text:span><text:span text:style-name="T16">&lt;&lt; </text:span><text:span text:style-name="T19">std</text:span><text:span text:style-name="T16">::</text:span><text:span text:style-name="T19">endl</text:span><text:span text:style-name="T21">;</text:span><text:line-break/><text:span text:style-name="T21">}</text:span><text:line-break/><text:line-break/><text:span text:style-name="T16">int </text:span><text:span text:style-name="T19">main</text:span><text:span text:style-name="T21">() {</text:span><text:line-break/><text:span text:style-name="T21"> <text:s text:c="3"/></text:span><text:span text:style-name="T19">generate_vectors_to_file</text:span><text:span text:style-name="T21">();</text:span><text:line-break/><text:span text:style-name="T21"> <text:s text:c="3"/></text:span><text:span text:style-name="T19">do_task</text:span><text:span text:style-name="T21">(</text:span><text:span text:style-name="T17">"Single thread:"</text:span><text:span text:style-name="T21">, </text:span><text:span text:style-name="T19">scalar_mult</text:span><text:span text:style-name="T21">);</text:span><text:line-break/><text:soft-page-break/><text:span text:style-name="T21"> <text:s text:c="3"/></text:span><text:span text:style-name="T19">std</text:span><text:span text:style-name="T16">::</text:span><text:span text:style-name="T21">cout </text:span><text:span text:style-name="T16">&lt;&lt; </text:span><text:span text:style-name="T19">std</text:span><text:span text:style-name="T16">::</text:span><text:span text:style-name="T19">endl</text:span><text:span text:style-name="T21">;</text:span><text:line-break/><text:span text:style-name="T21"> <text:s text:c="3"/></text:span><text:span text:style-name="T19">do_task</text:span><text:span text:style-name="T21">(</text:span><text:span text:style-name="T17">"Parallel count:"</text:span><text:span text:style-name="T21">, </text:span><text:span text:style-name="T19">parallel</text:span><text:span text:style-name="T21">);</text:span><text:line-break/><text:span text:style-name="T21"> <text:s text:c="3"/></text:span><text:span text:style-name="T16">return </text:span><text:span text:style-name="T20">0</text:span><text:span text:style-name="T21">;</text:span><text:line-break/><text:span text:style-name="T21">}</text:span><text:line-break/></text:p>
      <text:p text:style-name="P1"/>
      <text:p text:style-name="P1">Результаты экспериментов:</text:p>
      <text:p text:style-name="P1"/>
      <text:p text:style-name="P3"/>
      <table:table table:name="Таблица1" table:style-name="Таблица1">
        <table:table-column table:style-name="Таблица1.A"/>
        <table:table-column table:style-name="Таблица1.B" table:number-columns-repeated="3"/>
        <table:table-column table:style-name="Таблица1.A"/>
        <table:table-column table:style-name="Таблица1.B" table:number-columns-repeated="3"/>
        <table:table-row table:style-name="Таблица1.1">
          <table:table-cell table:style-name="Таблица1.A1" table:number-rows-spanned="2" office:value-type="string">
            <text:p text:style-name="P4">Размерность задачи</text:p>
          </table:table-cell>
          <table:table-cell table:style-name="Таблица1.A1" table:number-rows-spanned="2" office:value-type="string">
            <text:p text:style-name="P9"><text:span text:style-name="T2">Последовательная програма</text:span><text:span text:style-name="T1">, мс</text:span></text:p>
          </table:table-cell>
          <table:table-cell table:style-name="Таблица1.C1" table:number-columns-spanned="3" office:value-type="string">
            <text:p text:style-name="P4">Параллельная программа <text:span text:style-name="T14">на 2 потока</text:span></text:p>
          </table:table-cell>
          <table:covered-table-cell/>
          <table:covered-table-cell/>
          <table:table-cell table:style-name="Таблица1.A1" table:number-columns-spanned="3" office:value-type="string">
            <text:p text:style-name="P5">Параллельная программа <text:span text:style-name="T14">на 4 потока</text:span></text:p>
          </table:table-cell>
          <table:covered-table-cell/>
          <table:covered-table-cell/>
        </table:table-row>
        <table:table-row table:style-name="Таблица1.1">
          <table:covered-table-cell table:style-name="Таблица1.A1"/>
          <table:covered-table-cell table:style-name="Таблица1.A1"/>
          <table:table-cell table:style-name="Таблица1.C2" office:value-type="string">
            <text:p text:style-name="P4">Время выполнения</text:p>
          </table:table-cell>
          <table:table-cell table:style-name="Таблица1.C2" office:value-type="string">
            <text:p text:style-name="P4">Ускорение</text:p>
          </table:table-cell>
          <table:table-cell table:style-name="Таблица1.C2" office:value-type="string">
            <text:p text:style-name="P4">Эффективность</text:p>
          </table:table-cell>
          <table:table-cell table:style-name="Таблица1.C2" office:value-type="string">
            <text:p text:style-name="P4">Время выполнения</text:p>
          </table:table-cell>
          <table:table-cell table:style-name="Таблица1.C2" office:value-type="string">
            <text:p text:style-name="P4">Ускорение</text:p>
          </table:table-cell>
          <table:table-cell table:style-name="Таблица1.C2" office:value-type="string">
            <text:p text:style-name="P4">Эффективность</text:p>
          </table:table-cell>
        </table:table-row>
        <table:table-row table:style-name="Таблица1.1">
          <table:table-cell table:style-name="Таблица1.A3" office:value-type="string">
            <text:p text:style-name="P9"><text:span text:style-name="T1">10</text:span><text:span text:style-name="T3">^4</text:span></text:p>
          </table:table-cell>
          <table:table-cell table:style-name="Таблица1.C2" office:value-type="string">
            <text:p text:style-name="P9"><text:span text:style-name="T1">14.0378</text:span></text:p>
          </table:table-cell>
          <table:table-cell table:style-name="Таблица1.C2" office:value-type="string">
            <text:p text:style-name="P10"><text:span text:style-name="T5">17.952</text:span></text:p>
          </table:table-cell>
          <table:table-cell table:style-name="Таблица1.C2" office:value-type="string">
            <text:p text:style-name="P12"><text:span text:style-name="T6">0.7819630125</text:span></text:p>
          </table:table-cell>
          <table:table-cell table:style-name="Таблица1.C2" office:value-type="string">
            <text:p text:style-name="P12"><text:span text:style-name="T7">0.3909815062</text:span></text:p>
          </table:table-cell>
          <table:table-cell table:style-name="Таблица1.F3" office:value-type="string">
            <text:p text:style-name="P8">17.256</text:p>
          </table:table-cell>
          <table:table-cell table:style-name="Таблица1.A3" office:value-type="string">
            <text:p text:style-name="P12"><text:span text:style-name="T8">0.8135025498</text:span></text:p>
          </table:table-cell>
          <table:table-cell table:style-name="Таблица1.C2" office:value-type="string">
            <text:p text:style-name="P12"><text:span text:style-name="T8">0.2033756375</text:span></text:p>
          </table:table-cell>
        </table:table-row>
        <table:table-row table:style-name="Таблица1.1">
          <table:table-cell table:style-name="Таблица1.A3" office:value-type="string">
            <text:p text:style-name="P9"><text:span text:style-name="T1">10</text:span><text:span text:style-name="T3">^</text:span><text:span text:style-name="T12">6</text:span></text:p>
          </table:table-cell>
          <table:table-cell table:style-name="Таблица1.C2" office:value-type="string">
            <text:p text:style-name="P9"><text:span text:style-name="T1">1514.11</text:span></text:p>
          </table:table-cell>
          <table:table-cell table:style-name="Таблица1.C2" office:value-type="string">
            <text:p text:style-name="P7">1<text:span text:style-name="T15">362</text:span>.<text:span text:style-name="T15">3</text:span></text:p>
          </table:table-cell>
          <table:table-cell table:style-name="Таблица1.C2" office:value-type="string">
            <text:p text:style-name="P14">1.111436541</text:p>
          </table:table-cell>
          <table:table-cell table:style-name="Таблица1.C2" office:value-type="string">
            <text:p text:style-name="P12"><text:span text:style-name="T7">0.5557182706</text:span></text:p>
          </table:table-cell>
          <table:table-cell table:style-name="Таблица1.F4" office:value-type="string">
            <text:p text:style-name="P8">1245.5</text:p>
          </table:table-cell>
          <table:table-cell table:style-name="Таблица1.C2" office:value-type="string">
            <text:p text:style-name="P12"><text:span text:style-name="T8">1.215664392</text:span></text:p>
          </table:table-cell>
          <table:table-cell table:style-name="Таблица1.C2" office:value-type="string">
            <text:p text:style-name="P12"><text:span text:style-name="T8">0.303916098</text:span></text:p>
          </table:table-cell>
        </table:table-row>
        <table:table-row table:style-name="Таблица1.1">
          <table:table-cell table:style-name="Таблица1.A3" office:value-type="string">
            <text:p text:style-name="P9"><text:span text:style-name="T1">10</text:span><text:span text:style-name="T3">^</text:span><text:span text:style-name="T13">7</text:span></text:p>
          </table:table-cell>
          <table:table-cell table:style-name="Таблица1.C2" office:value-type="string">
            <text:p text:style-name="P9"><text:span text:style-name="T1">16710.3</text:span></text:p>
          </table:table-cell>
          <table:table-cell table:style-name="Таблица1.C2" office:value-type="string">
            <text:p text:style-name="P6">14353.8</text:p>
          </table:table-cell>
          <table:table-cell table:style-name="Таблица1.C2" office:value-type="string">
            <text:p text:style-name="P12"><text:span text:style-name="T9">1.164172554</text:span></text:p>
          </table:table-cell>
          <table:table-cell table:style-name="Таблица1.C2" office:value-type="string">
            <text:p text:style-name="P12"><text:span text:style-name="T10">0.5820862768</text:span></text:p>
          </table:table-cell>
          <table:table-cell table:style-name="Таблица1.C2" office:value-type="string">
            <text:p text:style-name="P8">15021.2</text:p>
          </table:table-cell>
          <table:table-cell table:style-name="Таблица1.C2" office:value-type="string">
            <text:p text:style-name="P13">1.112447741</text:p>
          </table:table-cell>
          <table:table-cell table:style-name="Таблица1.C2" office:value-type="string">
            <text:p text:style-name="P12"><text:span text:style-name="T11">0.2781119351</text:span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6T16:49:15.641726380</meta:creation-date>
    <meta:generator>LibreOffice/7.3.7.2$Linux_X86_64 LibreOffice_project/30$Build-2</meta:generator>
    <dc:date>2022-12-16T17:21:20.907627823</dc:date>
    <meta:editing-duration>PT31M38S</meta:editing-duration>
    <meta:editing-cycles>28</meta:editing-cycles>
    <meta:document-statistic meta:table-count="1" meta:image-count="0" meta:object-count="0" meta:page-count="3" meta:paragraph-count="37" meta:word-count="436" meta:character-count="4119" meta:non-whitespace-character-count="2535"/>
  </office:meta>
</office:document-meta>
</file>